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6.664cm"/>
    </style:style>
    <style:style style:name="co6" style:family="table-column">
      <style:table-column-properties fo:break-before="auto" style:column-width="12.241cm"/>
    </style:style>
    <style:style style:name="co7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Number</text:p>
          </table:table-cell>
          <table:table-cell office:value-type="string">
            <text:p>Category</text:p>
          </table:table-cell>
          <table:table-cell office:value-type="string">
            <text:p>Part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office:value-type="string">
            <text:p>Etc</text:p>
          </table:table-cell>
          <table:table-cell office:value-type="string">
            <text:p>Dependenc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mprovement</text:p>
          </table:table-cell>
          <table:table-cell office:value-type="string">
            <text:p>Calculated odds</text:p>
          </table:table-cell>
          <table:table-cell office:value-type="string">
            <text:p>Cards column</text:p>
          </table:table-cell>
          <table:table-cell office:value-type="string">
            <text:p>Only shows first two pairs</text:p>
          </table:table-cell>
          <table:table-cell office:value-type="string">
            <text:p>Make so that only shows X possibilities. Maybe show '...' for more options.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re Expansion</text:p>
          </table:table-cell>
          <table:table-cell office:value-type="string">
            <text:p>History Statistics</text:p>
          </table:table-cell>
          <table:table-cell office:value-type="string">
            <text:p>Creation</text:p>
          </table:table-cell>
          <table:table-cell office:value-type="string">
            <text:p>Define scope</text:p>
          </table:table-cell>
          <table:table-cell office:value-type="string">
            <text:p>Odds, check against AI, player profil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I Expansion</text:p>
          </table:table-cell>
          <table:table-cell office:value-type="string">
            <text:p>Create Web Service</text:p>
          </table:table-cell>
          <table:table-cell office:value-type="string">
            <text:p>Creation</text:p>
          </table:table-cell>
          <table:table-cell office:value-type="string">
            <text:p>Define scop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I Expansion</text:p>
          </table:table-cell>
          <table:table-cell office:value-type="string">
            <text:p>Card Graphics</text:p>
          </table:table-cell>
          <table:table-cell office:value-type="string">
            <text:p>Find Source</text:p>
          </table:table-cell>
          <table:table-cell office:value-type="string">
            <text:p>Experiment with foreign sources JavaFX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ansion</text:p>
          </table:table-cell>
          <table:table-cell office:value-type="string">
            <text:p>AI Balance</text:p>
          </table:table-cell>
          <table:table-cell office:value-type="string">
            <text:p>Decisions</text:p>
          </table:table-cell>
          <table:table-cell office:value-type="string">
            <text:p>Check table vs hand ratio</text:p>
          </table:table-cell>
          <table:table-cell/>
          <table:table-cell office:value-type="string">
            <text:p>6 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mprovement</text:p>
          </table:table-cell>
          <table:table-cell office:value-type="string">
            <text:p>Calculator</text:p>
          </table:table-cell>
          <table:table-cell office:value-type="string">
            <text:p>Static odds</text:p>
          </table:table-cell>
          <table:table-cell office:value-type="string">
            <text:p>Define standard odds for pre-flop hands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mprovement</text:p>
          </table:table-cell>
          <table:table-cell office:value-type="string">
            <text:p>Calculator</text:p>
          </table:table-cell>
          <table:table-cell office:value-type="string">
            <text:p>Table odds</text:p>
          </table:table-cell>
          <table:table-cell office:value-type="string">
            <text:p>Create static accessible odds per table</text:p>
          </table:table-cell>
          <table:table-cell office:value-type="string">
            <text:p>To create odds 'baseline'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24-08-2015</text:date>, <text:time>12:4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1S</meta:editing-duration>
    <meta:editing-cycles>6</meta:editing-cycles>
    <meta:generator>OpenOffice.org/3.4.1$Win32 OpenOffice.org_project/341m1$Build-9593</meta:generator>
    <dc:date>2015-08-24T12:44:19.52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